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visibility="collapse" table:number-columns-repeated="3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All together</text:p>
          </table:table-cell>
          <table:covered-table-cell table:number-columns-repeated="3" table:style-name="ce2"/>
          <table:covered-table-cell table:number-columns-repeated="8"/>
          <table:table-cell table:number-columns-repeated="2"/>
          <table:table-cell table:style-name="ce5" office:value-type="string" calcext:value-type="string" table:number-columns-spanned="6" table:number-rows-spanned="1">
            <text:p>Separately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table:style-name="ce4" office:value-type="string" calcext:value-type="string">
            <text:p>Control delay (%)</text:p>
          </table:table-cell>
          <table:table-cell office:value-type="string" calcext:value-type="string">
            <text:p>FDD (%)</text:p>
          </table:table-cell>
          <table:table-cell/>
          <table:table-cell table:style-name="ce4" office:value-type="string" calcext:value-type="string">
            <text:p>Payload (porcentagem da massa do corpo)</text:p>
          </table:table-cell>
          <table:table-cell table:style-name="ce4" office:value-type="string" calcext:value-type="string">
            <text:p>End time (s)</text:p>
          </table:table-cell>
          <table:table-cell table:style-name="ce4" office:value-type="string" calcext:value-type="string">
            <text:p>Distúrbio (m/s²)</text:p>
          </table:table-cell>
          <table:table-cell table:style-name="ce4" office:value-type="string" calcext:value-type="string">
            <text:p>Falhas</text:p>
          </table:table-cell>
          <table:table-cell table:style-name="ce4" office:value-type="string" calcext:value-type="string">
            <text:p>Coeficientes variaveis ou <text:s/>não</text:p>
          </table:table-cell>
          <table:table-cell table:style-name="ce4" office:value-type="string" calcext:value-type="string">
            <text:p>Loop do controle (m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*[.H3]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float" office:value="16.25" calcext:value-type="float">
            <text:p>16,2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string" calcext:value-type="string">
            <text:p>Não</text:p>
          </table:table-cell>
          <table:table-cell office:value-type="string" calcext:value-type="string">
            <text:p>Motor 1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4]*[.H4]" office:value-type="float" office:value="0.3" calcext:value-type="float">
            <text:p>0,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string" calcext:value-type="string">
            <text:p>Motor 1 90%</text:p>
          </table:table-cell>
          <table:table-cell table:style-name="ce2" office:value-type="string" calcext:value-type="string">
            <text:p>Não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5]*[.H5]" office:value-type="float" office:value="0.5" calcext:value-type="float">
            <text:p>0,5</text:p>
          </table:table-cell>
          <table:table-cell table:style-name="Default" table:number-columns-repeated="2"/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Motor 1 78%</text:p>
          </table:table-cell>
          <table:table-cell table:style-name="ce2"/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office:value-type="float" office:value="8.75" calcext:value-type="float">
            <text:p>8,7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/>
          <table:table-cell office:value-type="string" calcext:value-type="string">
            <text:p>Motor 1 0% | Motor 2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string" calcext:value-type="string">
            <text:p>Motor 1 63%</text:p>
          </table:table-cell>
          <table:table-cell table:style-name="ce2"/>
          <table:table-cell office:value-type="float" office:value="35" calcext:value-type="float">
            <text:p>35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1 0% | Motor 2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7]*[.H7]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tor 1 45%</text:p>
          </table:table-cell>
          <table:table-cell table:style-name="ce2"/>
          <table:table-cell office:value-type="float" office:value="40" calcext:value-type="float">
            <text:p>4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8]*[.H8]" office:value-type="float" office:value="0.5" calcext:value-type="float">
            <text:p>0,5</text:p>
          </table:table-cell>
          <table:table-cell table:style-name="Default" table:number-columns-repeated="4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string" calcext:value-type="string">
            <text:p>Motor 1 0%</text:p>
          </table:table-cell>
          <table:table-cell table:style-name="ce2"/>
          <table:table-cell office:value-type="float" office:value="45" calcext:value-type="float">
            <text:p>4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1" calcext:value-type="float">
            <text:p>1</text:p>
          </table:table-cell>
          <table:table-cell table:style-name="Default" table:number-columns-repeated="4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string" calcext:value-type="string">
            <text:p>Motor 1 0% | Motor 2 90%</text:p>
          </table:table-cell>
          <table:table-cell table:style-name="ce2"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8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0]*[.H10]" office:value-type="float" office:value="1.3" calcext:value-type="float">
            <text:p>1,3</text:p>
          </table:table-cell>
          <table:table-cell table:style-name="Default" table:number-columns-repeated="4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string" calcext:value-type="string">
            <text:p>Motor 1 0% | Motor 2 78%</text:p>
          </table:table-cell>
          <table:table-cell table:style-name="ce2"/>
          <table:table-cell office:value-type="float" office:value="55" calcext:value-type="float">
            <text:p>5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1]*[.H11]" office:value-type="float" office:value="2" calcext:value-type="float">
            <text:p>2</text:p>
          </table:table-cell>
          <table:table-cell table:style-name="Default" table:number-columns-repeated="4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tor 1 0% | Motor 2 63%</text:p>
          </table:table-cell>
          <table:table-cell table:style-name="ce2"/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8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2]*[.H12]" office:value-type="float" office:value="2.3" calcext:value-type="float">
            <text:p>2,3</text:p>
          </table:table-cell>
          <table:table-cell table:style-name="Default" table:number-columns-repeated="4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20.25" calcext:value-type="float">
            <text:p>20,25</text:p>
          </table:table-cell>
          <table:table-cell table:style-name="ce2" office:value-type="string" calcext:value-type="string">
            <text:p>Motor 1 0% | Motor 2 45%</text:p>
          </table:table-cell>
          <table:table-cell table:style-name="ce2"/>
          <table:table-cell office:value-type="float" office:value="65" calcext:value-type="float">
            <text:p>6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3]*[.H13]" office:value-type="float" office:value="3" calcext:value-type="float">
            <text:p>3</text:p>
          </table:table-cell>
          <table:table-cell table:style-name="Default" table:number-columns-repeated="4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string" calcext:value-type="string">
            <text:p>Motor 1 0% | Motor 2 0%</text:p>
          </table:table-cell>
          <table:table-cell table:style-name="ce2"/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78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4]*[.H14]" office:value-type="float" office:value="3.3" calcext:value-type="float">
            <text:p>3,3</text:p>
          </table:table-cell>
          <table:table-cell table:style-name="Default" table:number-columns-repeated="4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string" calcext:value-type="string">
            <text:p>Motor 1 0% | Motor 2 0% | Motor 3 90%</text:p>
          </table:table-cell>
          <table:table-cell table:style-name="ce2"/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5]/[.G15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5]*[.H15]" office:value-type="float" office:value="4" calcext:value-type="float">
            <text:p>4</text:p>
          </table:table-cell>
          <table:table-cell table:style-name="Default" table:number-columns-repeated="4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otor 1 0% | Motor 2 0% | Motor 3 78%</text:p>
          </table:table-cell>
          <table:table-cell table:style-name="ce2"/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6]*[.H16]" office:value-type="float" office:value="4.25932648484175" calcext:value-type="float">
            <text:p>4,2593264848</text:p>
          </table:table-cell>
          <table:table-cell table:style-name="Default" table:number-columns-repeated="4"/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float" office:value="29.25" calcext:value-type="float">
            <text:p>29,25</text:p>
          </table:table-cell>
          <table:table-cell table:style-name="ce2" office:value-type="string" calcext:value-type="string">
            <text:p>Motor 1 0% | Motor 2 0% | Motor 3 63%</text:p>
          </table:table-cell>
          <table:table-cell table:style-name="ce2"/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7]*[.H17]" office:value-type="float" office:value="4.36321249666716" calcext:value-type="float">
            <text:p>4,3632124967</text:p>
          </table:table-cell>
          <table:table-cell table:style-name="Default" table:number-columns-repeated="4"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31.5" calcext:value-type="float">
            <text:p>31,5</text:p>
          </table:table-cell>
          <table:table-cell table:style-name="ce2" office:value-type="string" calcext:value-type="string">
            <text:p>Motor 1 0% | Motor 2 0% | Motor 3 45%</text:p>
          </table:table-cell>
          <table:table-cell table:style-name="ce2"/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 | Prop 3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8]/[.G18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8]*[.H18]" office:value-type="float" office:value="4.46709850849256" calcext:value-type="float">
            <text:p>4,4670985085</text:p>
          </table:table-cell>
          <table:table-cell table:style-name="Default" table:number-columns-repeated="4"/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33.75" calcext:value-type="float">
            <text:p>33,75</text:p>
          </table:table-cell>
          <table:table-cell table:style-name="ce2" office:value-type="string" calcext:value-type="string">
            <text:p>Motor 1 0% | Motor 2 0% | Motor 3 0%</text:p>
          </table:table-cell>
          <table:table-cell table:style-name="ce2"/>
          <table:table-cell office:value-type="float" office:value="95" calcext:value-type="float">
            <text:p>9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 | Prop 3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9]*[.H19]" office:value-type="float" office:value="1.43" calcext:value-type="float">
            <text:p>1,43</text:p>
          </table:table-cell>
          <table:table-cell table:style-name="Default" table:number-columns-repeated="4"/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0% | Motor 3 0% | Motor 4 90%</text:p>
          </table:table-cell>
          <table:table-cell table:style-name="ce2"/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 | Prop 3 0% | Prop 4 78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0]/[.G20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0]*[.H20]" office:value-type="float" office:value="2.2" calcext:value-type="float">
            <text:p>2,2</text:p>
          </table:table-cell>
          <table:table-cell table:style-name="Default" table:number-columns-repeated="4"/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38.25" calcext:value-type="float">
            <text:p>38,25</text:p>
          </table:table-cell>
          <table:table-cell table:style-name="ce2" office:value-type="string" calcext:value-type="string">
            <text:p>Motor 1 0% | Motor 2 0% | Motor 3 0% | Motor 4 78%</text:p>
          </table:table-cell>
          <table:table-cell table:style-name="ce2"/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1]*[.H21]" office:value-type="float" office:value="2.4508851445632" calcext:value-type="float">
            <text:p>2,4508851446</text:p>
          </table:table-cell>
          <table:table-cell table:style-name="Default" table:number-columns-repeated="4"/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40.5" calcext:value-type="float">
            <text:p>40,5</text:p>
          </table:table-cell>
          <table:table-cell table:style-name="ce2" office:value-type="string" calcext:value-type="string">
            <text:p>Motor 1 0% | Motor 2 0% | Motor 3 0% | Motor 4 63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2]*[.H22]" office:value-type="float" office:value="3.19680671029983" calcext:value-type="float">
            <text:p>3,1968067103</text:p>
          </table:table-cell>
          <table:table-cell table:style-name="Default" table:number-columns-repeated="4"/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42.75" calcext:value-type="float">
            <text:p>42,75</text:p>
          </table:table-cell>
          <table:table-cell table:style-name="ce2" office:value-type="string" calcext:value-type="string">
            <text:p>Motor 1 0% | Motor 2 0% | Motor 3 0% | Motor 4 45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3]*[.H23]" office:value-type="float" office:value="2.4508851445632" calcext:value-type="float">
            <text:p>2,4508851446</text:p>
          </table:table-cell>
          <table:table-cell table:style-name="Default" table:number-columns-repeated="4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otor 1 0% | Motor 2 0% | Motor 3 0% | Motor 4 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4]/[.G24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4]*[.H24]" office:value-type="float" office:value="3.19680671029983" calcext:value-type="float">
            <text:p>3,1968067103</text:p>
          </table:table-cell>
          <table:table-cell table:style-name="Default" table:number-columns-repeated="4"/>
          <table:table-cell table:style-name="ce2"/>
          <table:table-cell table:number-columns-repeated="2"/>
          <table:table-cell table:style-name="ce2" office:value-type="string" calcext:value-type="string">
            <text:p>Motor 8 9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5]*[.H25]" office:value-type="float" office:value="3.63" calcext:value-type="float">
            <text:p>3,63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78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6]*[.H26]" office:value-type="float" office:value="4.4" calcext:value-type="float">
            <text:p>4,4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63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7]*[.H27]" office:value-type="float" office:value="1.43" calcext:value-type="float">
            <text:p>1,43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45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8]/[.G28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8]*[.H28]" office:value-type="float" office:value="2.2" calcext:value-type="float">
            <text:p>2,2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9]*[.H29]" office:value-type="float" office:value="1.3" calcext:value-type="float">
            <text:p>1,3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9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30]/[.G3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30]*[.H30]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78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63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13"/>
          <table:table-cell table:style-name="ce2" office:value-type="string" calcext:value-type="string">
            <text:p>Motor 1 0% | Motor 6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13"/>
          <table:table-cell table:style-name="ce2" office:value-type="string" calcext:value-type="string">
            <text:p>Motor 1 0% | Motor 2 0% | Motor 7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13"/>
          <table:table-cell table:style-name="ce2" office:value-type="string" calcext:value-type="string">
            <text:p>Motor 1 0% | Motor 2 0% | Motor 7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13"/>
          <table:table-cell table:style-name="ce2" office:value-type="string" calcext:value-type="string">
            <text:p>Motor 1 0% | Motor 2 0% | Motor 7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13"/>
          <table:table-cell table:style-name="ce2" office:value-type="string" calcext:value-type="string">
            <text:p>Motor 1 0% | Motor 2 0% | Motor 7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13"/>
          <table:table-cell table:style-name="ce2" office:value-type="string" calcext:value-type="string">
            <text:p>Motor 1 0% | Motor 2 0% | Motor 7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13"/>
          <table:table-cell table:style-name="ce2" office:value-type="string" calcext:value-type="string">
            <text:p>Motor 1 0% | Motor 2 0% | Motor 7 0% | Motor 8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13"/>
          <table:table-cell table:style-name="ce2" office:value-type="string" calcext:value-type="string">
            <text:p>Motor 1 0% | Motor 2 0% | Motor 7 0% | Motor 8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13"/>
          <table:table-cell table:style-name="ce2" office:value-type="string" calcext:value-type="string">
            <text:p>Motor 1 0% | Motor 2 0% | Motor 7 0% | Motor 8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13"/>
          <table:table-cell table:style-name="ce2" office:value-type="string" calcext:value-type="string">
            <text:p>Motor 1 0% | Motor 2 0% | Motor 7 0% | Motor 8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13"/>
          <table:table-cell table:style-name="ce2" office:value-type="string" calcext:value-type="string">
            <text:p>Motor 1 0% | Motor 2 0% | Motor 7 0% | Motor 8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1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9"/>
        </table:table-row>
        <table:table-row table:style-name="ro3" table:number-rows-repeated="4">
          <table:table-cell table:number-columns-repeated="20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14"/>
        </table:table-row>
        <table:table-row table:style-name="ro3" table:number-rows-repeated="1048384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E163:Sheet1.F1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09:15:28.805689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5-21T20:37:41.607813660</dc:date>
    <meta:editing-duration>P6DT1H51M18S</meta:editing-duration>
    <meta:editing-cycles>16</meta:editing-cycles>
    <meta:generator>LibreOffice/5.1.6.2$Linux_X86_64 LibreOffice_project/10m0$Build-2</meta:generator>
    <meta:document-statistic meta:table-count="1" meta:cell-count="880" meta:object-count="0"/>
  </office:meta>
</office:document-meta>
</file>